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9"/>
    <style:style style:name="co1" style:family="table-column">
      <style:table-column-properties fo:break-before="auto" style:column-width="1.72861111111111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94569444444444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99319444444444cm"/>
    </style:style>
    <style:style style:name="co9" style:family="table-column">
      <style:table-column-properties fo:break-before="auto" style:column-width="2.62819444444444cm"/>
    </style:style>
    <style:style style:name="co10" style:family="table-column">
      <style:table-column-properties fo:break-before="auto" style:column-width="3.28083333333333cm" style:use-optimal-column-width="true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45180555555556cm" style:use-optimal-column-width="true"/>
    </style:style>
    <style:style style:name="co13" style:family="table-column">
      <style:table-column-properties fo:break-before="auto" style:column-width="2.75166666666667cm" style:use-optimal-column-width="true"/>
    </style:style>
    <style:style style:name="co14" style:family="table-column">
      <style:table-column-properties fo:break-before="auto" style:column-width="2.76930555555556cm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2.69875cm"/>
    </style:style>
    <style:style style:name="co17" style:family="table-column">
      <style:table-column-properties fo:break-before="auto" style:column-width="2.09902777777778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3.05152777777778cm"/>
    </style:style>
    <style:style style:name="co20" style:family="table-column">
      <style:table-column-properties fo:break-before="auto" style:column-width="2.02847222222222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43416666666667cm"/>
    </style:style>
    <style:style style:name="co24" style:family="table-column">
      <style:table-column-properties fo:break-before="auto" style:column-width="2.73402777777778cm"/>
    </style:style>
    <style:style style:name="co25" style:family="table-column">
      <style:table-column-properties fo:break-before="auto" style:column-width="2.69875cm" style:use-optimal-column-width="true"/>
    </style:style>
    <style:style style:name="co26" style:family="table-column">
      <style:table-column-properties fo:break-before="auto" style:column-width="2.80458333333333cm"/>
    </style:style>
    <style:style style:name="co27" style:family="table-column">
      <style:table-column-properties fo:break-before="auto" style:column-width="2.15194444444444cm"/>
    </style:style>
    <style:style style:name="co28" style:family="table-column">
      <style:table-column-properties fo:break-before="auto" style:column-width="3.01625cm" style:use-optimal-column-width="true"/>
    </style:style>
    <style:style style:name="co29" style:family="table-column">
      <style:table-column-properties fo:break-before="auto" style:column-width="3.21027777777778cm"/>
    </style:style>
    <style:style style:name="co30" style:family="table-column">
      <style:table-column-properties fo:break-before="auto" style:column-width="3.12208333333333cm" style:use-optimal-column-width="true"/>
    </style:style>
    <style:style style:name="co31" style:family="table-column">
      <style:table-column-properties fo:break-before="auto" style:column-width="2.29305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u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club_id</text:p>
          </table:table-cell>
          <table:table-cell office:value-type="string" table:style-name="ce1">
            <text:p>club_name</text:p>
          </table:table-cell>
          <table:table-cell office:value-type="string" table:style-name="ce1">
            <text:p>games_played<text:s/></text:p>
          </table:table-cell>
          <table:table-cell office:value-type="string" table:style-name="ce1">
            <text:p>wins</text:p>
          </table:table-cell>
          <table:table-cell office:value-type="string" table:style-name="ce1">
            <text:p>losses</text:p>
          </table:table-cell>
          <table:table-cell office:value-type="string" table:style-name="ce1">
            <text:p>draws</text:p>
          </table:table-cell>
          <table:table-cell office:value-type="string" table:style-name="ce1">
            <text:p>goals_scored</text:p>
          </table:table-cell>
          <table:table-cell office:value-type="string" table:style-name="ce1">
            <text:p>goals_conceded</text:p>
          </table:table-cell>
          <table:table-cell office:value-type="string" table:style-name="ce1">
            <text:p>goal_difference</text:p>
          </table:table-cell>
          <table:table-cell office:value-type="string" table:style-name="ce1">
            <text:p>point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ta Masters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G2]-[.H2])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 Gods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SUM([.G3]-[.H3])" table:style-name="ce1">
            <text:p>-1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Vis Wizards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" table:formula="of:=SUM([.G4]-[.H4])" table:style-name="ce2">
            <text:p>2</text:p>
          </table:table-cell>
          <table:table-cell office:value-type="float" office:value="11" table:style-name="ce2">
            <text:p>11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Data Cleaners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-1" table:formula="of:=SUM([.G5]-[.H5])" table:style-name="ce2">
            <text:p>-1</text:p>
          </table:table-cell>
          <table:table-cell office:value-type="float" office:value="5" table:style-name="ce2">
            <text:p>5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  <table:table table:name="Group" table:style-name="ta1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group_id</text:p>
          </table:table-cell>
          <table:table-cell office:value-type="string" table:style-name="ce1">
            <text:p>group_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hort 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hort 5<text:s/>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hort 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hort 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ench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raining Team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R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nsultants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Player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78" table:default-cell-style-name="ce1"/>
        <table:table-row table:style-name="ro1">
          <table:table-cell office:value-type="string" table:style-name="ce1">
            <text:p>player_name</text:p>
          </table:table-cell>
          <table:table-cell office:value-type="string" table:style-name="ce1">
            <text:p>player_id</text:p>
          </table:table-cell>
          <table:table-cell office:value-type="string" table:style-name="ce1">
            <text:p>club_name</text:p>
          </table:table-cell>
          <table:table-cell office:value-type="string" table:style-name="ce1">
            <text:p>goals_scored</text:p>
          </table:table-cell>
          <table:table-cell office:value-type="string" table:style-name="ce1">
            <text:p>yellow_cards</text:p>
          </table:table-cell>
          <table:table-cell office:value-type="string" table:style-name="ce1">
            <text:p>red_card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edan Petty<text:s/>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liza Santos<text:s/>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ylynn Vaughan<text:s/>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ata Masters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rjun Bauer<text:s/>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lian Huber<text:s/>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zeth Roberts<text:s/>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athan Mcdowell<text:s/>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Data Masters<text:s/>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lvin Ali<text:s/>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Data Masters<text:s/>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ordin Christensen<text:s/>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ul Blevins<text:s/>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Data Masters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rina Meza<text:s/>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BI Go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sabelle Campos<text:s/>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BI Gods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yleigh Phelps<text:s/>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BI Go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ngela Wong<text:s/>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BI Go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ole Rojas<text:s/>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BI Go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tha Potts<text:s/>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BI Gods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omas Powell<text:s/>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BI Gods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axton Clarke<text:s/>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BI Gods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amya Dodson<text:s/>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BI Gods<text:s/>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eorgia Clements<text:s/>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BI Go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dwin Crawford<text:s/>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Vis Wizar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lachi Osborn<text:s/>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Vis Wizar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ion Kent<text:s/>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Vis Wizards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nahi Reyes<text:s/>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Vis Wizard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ddox Cabrera<text:s/>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Vis Wizards<text:s/>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rody Gutierrez<text:s/>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Vis Wizards<text:s/>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Hayley Stevenson<text:s/>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Vis Wizards<text:s/>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mora Sanchez<text:s/>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Vis Wizards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via Holmes<text:s/>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Vis Wizards<text:s/>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anner Jenkins<text:s/>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Vis Wizards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delyn Meadows<text:s/>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aola Wilkerson<text:s/>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ared Patton<text:s/>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ierre Washington<text:s/>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ominik Cochran<text:s/>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Data Cleaners<text:s/>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iya Skinner<text:s/>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a Barnett<text:s/>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Data Cleaners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nelius Dodson<text:s/>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shleigh Kaiser<text:s/>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Weston Meza<text:s/>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ata Cleaners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</table:table>
      <table:table table:name="Venues" table:style-name="ta1">
        <table:table-column table:style-name="co17" table:default-cell-style-name="ce1"/>
        <table:table-column table:style-name="co1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enue_id</text:p>
          </table:table-cell>
          <table:table-cell office:value-type="string" table:style-name="ce1">
            <text:p>venue_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imbledon 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imbledon 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imbledon 3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Fixtures" table:style-name="ta1"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fixture_id</text:p>
          </table:table-cell>
          <table:table-cell office:value-type="string" table:style-name="ce1">
            <text:p>home_id</text:p>
          </table:table-cell>
          <table:table-cell office:value-type="string" table:style-name="ce1">
            <text:p>away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venue_id</text:p>
          </table:table-cell>
          <table:table-cell office:value-type="string" table:style-name="ce1">
            <text:p>fixture_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date" office:date-value="2022-01-10T00:00:00" table:style-name="ce6">
            <text:p>1/10/20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date" office:date-value="2022-01-10T00:00:00" table:style-name="ce6">
            <text:p>1/10/20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2-08-10T00:00:00" table:style-name="ce6">
            <text:p>8/10/20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date" office:date-value="2022-08-10T00:00:00" table:style-name="ce6">
            <text:p>8/10/2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2/10/2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2/10/20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/10/20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9/10/2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date" office:date-value="2022-05-11T00:00:00" table:style-name="ce6">
            <text:p>5/11/2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date" office:date-value="2022-05-11T00:00:00" table:style-name="ce6">
            <text:p>5/11/20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date" office:date-value="2022-12-11T00:00:00" table:style-name="ce6">
            <text:p>12/11/20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date" office:date-value="2022-12-11T00:00:00" table:style-name="ce6">
            <text:p>12/11/2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rnament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date" office:date-value="2023-12-11T00:00:00" table:style-name="ce6">
            <text:p>12/11/20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iendly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23-12-11T00:00:00" table:style-name="ce6">
            <text:p>12/11/2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iendly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Results" table:style-name="ta1"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3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">
            <text:p>fixture_id</text:p>
          </table:table-cell>
          <table:table-cell office:value-type="string" table:style-name="ce1">
            <text:p>home_goals</text:p>
          </table:table-cell>
          <table:table-cell office:value-type="string" table:style-name="ce1">
            <text:p>away_goals</text:p>
          </table:table-cell>
          <table:table-cell office:value-type="string" table:style-name="ce1">
            <text:p>home_points</text:p>
          </table:table-cell>
          <table:table-cell office:value-type="string" table:style-name="ce1">
            <text:p>away_points</text:p>
          </table:table-cell>
          <table:table-cell office:value-type="string" table:style-name="ce1">
            <text:p>home_yellow</text:p>
          </table:table-cell>
          <table:table-cell office:value-type="string" table:style-name="ce1">
            <text:p>home_red_</text:p>
          </table:table-cell>
          <table:table-cell office:value-type="string" table:style-name="ce1">
            <text:p>away_yellow</text:p>
          </table:table-cell>
          <table:table-cell office:value-type="string" table:style-name="ce1">
            <text:p>away_red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Goals" table:style-name="ta1">
        <table:table-column table:style-name="co4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goal_id</text:p>
          </table:table-cell>
          <table:table-cell office:value-type="string" table:style-name="ce1">
            <text:p>fixture_id</text:p>
          </table:table-cell>
          <table:table-cell office:value-type="string" table:style-name="ce1">
            <text:p>player_name</text:p>
          </table:table-cell>
          <table:table-cell office:value-type="string" table:style-name="ce1">
            <text:p>player_i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vin Ali</text:p>
          </table:table-cell>
          <table:table-cell office:value-type="float" office:value="2" table:formula="of:=VLOOKUP([.C2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than Mcdowell<text:s/></text:p>
          </table:table-cell>
          <table:table-cell office:value-type="float" office:value="29" table:formula="of:=VLOOKUP([.C3];[Players.$A$2:.$B$41];2;2)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yley Stevenson</text:p>
          </table:table-cell>
          <table:table-cell office:value-type="float" office:value="21" table:formula="of:=VLOOKUP([.C4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minik Cochran</text:p>
          </table:table-cell>
          <table:table-cell office:value-type="float" office:value="2" table:formula="of:=VLOOKUP([.C5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vin Ali</text:p>
          </table:table-cell>
          <table:table-cell office:value-type="float" office:value="2" table:formula="of:=VLOOKUP([.C6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vin Ali</text:p>
          </table:table-cell>
          <table:table-cell office:value-type="float" office:value="2" table:formula="of:=VLOOKUP([.C7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yley Stevenson</text:p>
          </table:table-cell>
          <table:table-cell office:value-type="float" office:value="21" table:formula="of:=VLOOKUP([.C8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mya Dodson</text:p>
          </table:table-cell>
          <table:table-cell office:value-type="float" office:value="21" table:formula="of:=VLOOKUP([.C9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omas Powell</text:p>
          </table:table-cell>
          <table:table-cell office:value-type="float" office:value="39" table:formula="of:=VLOOKUP([.C10];[Players.$A$2:.$B$41];2;2)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minik Cochran</text:p>
          </table:table-cell>
          <table:table-cell office:value-type="float" office:value="2" table:formula="of:=VLOOKUP([.C11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amya Dodson</text:p>
          </table:table-cell>
          <table:table-cell office:value-type="float" office:value="21" table:formula="of:=VLOOKUP([.C12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mora Sanchez</text:p>
          </table:table-cell>
          <table:table-cell office:value-type="float" office:value="21" table:formula="of:=VLOOKUP([.C13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ayley Stevenson</text:p>
          </table:table-cell>
          <table:table-cell office:value-type="float" office:value="21" table:formula="of:=VLOOKUP([.C14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amya Dodson</text:p>
          </table:table-cell>
          <table:table-cell office:value-type="float" office:value="21" table:formula="of:=VLOOKUP([.C15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tha Potts</text:p>
          </table:table-cell>
          <table:table-cell office:value-type="float" office:value="29" table:formula="of:=VLOOKUP([.C16];[Players.$A$2:.$B$41];2;2)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vin Ali</text:p>
          </table:table-cell>
          <table:table-cell office:value-type="float" office:value="2" table:formula="of:=VLOOKUP([.C17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aylynn Vaughan</text:p>
          </table:table-cell>
          <table:table-cell office:value-type="float" office:value="21" table:formula="of:=VLOOKUP([.C18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minik Cochran</text:p>
          </table:table-cell>
          <table:table-cell office:value-type="float" office:value="2" table:formula="of:=VLOOKUP([.C19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ddox Cabrera</text:p>
          </table:table-cell>
          <table:table-cell office:value-type="float" office:value="21" table:formula="of:=VLOOKUP([.C20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ayley Stevenson</text:p>
          </table:table-cell>
          <table:table-cell office:value-type="float" office:value="21" table:formula="of:=VLOOKUP([.C21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ivia Holmes</text:p>
          </table:table-cell>
          <table:table-cell office:value-type="float" office:value="21" table:formula="of:=VLOOKUP([.C22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ivia Holmes</text:p>
          </table:table-cell>
          <table:table-cell office:value-type="float" office:value="21" table:formula="of:=VLOOKUP([.C23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rody Gutierrez</text:p>
          </table:table-cell>
          <table:table-cell office:value-type="float" office:value="2" table:formula="of:=VLOOKUP([.C24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than Mcdowell<text:s/></text:p>
          </table:table-cell>
          <table:table-cell office:value-type="float" office:value="29" table:formula="of:=VLOOKUP([.C25];[Players.$A$2:.$B$41];2;2)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vin Ali</text:p>
          </table:table-cell>
          <table:table-cell office:value-type="float" office:value="2" table:formula="of:=VLOOKUP([.C26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amya Dodson</text:p>
          </table:table-cell>
          <table:table-cell office:value-type="float" office:value="21" table:formula="of:=VLOOKUP([.C27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ominik Cochran</text:p>
          </table:table-cell>
          <table:table-cell office:value-type="float" office:value="2" table:formula="of:=VLOOKUP([.C28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ara Barnett</text:p>
          </table:table-cell>
          <table:table-cell office:value-type="float" office:value="29" table:formula="of:=VLOOKUP([.C29];[Players.$A$2:.$B$41];2;2)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rody Gutierrez</text:p>
          </table:table-cell>
          <table:table-cell office:value-type="float" office:value="2" table:formula="of:=VLOOKUP([.C30];[Players.$A$2:.$B$41];2;2)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ddox Cabrera</text:p>
          </table:table-cell>
          <table:table-cell office:value-type="float" office:value="21" table:formula="of:=VLOOKUP([.C31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amya Dodson</text:p>
          </table:table-cell>
          <table:table-cell office:value-type="float" office:value="21" table:formula="of:=VLOOKUP([.C32];[Players.$A$2:.$B$41];2;2)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xton Clarke</text:p>
          </table:table-cell>
          <table:table-cell office:value-type="float" office:value="29" table:formula="of:=VLOOKUP([.C33];[Players.$A$2:.$B$41];2;2)" table:style-name="ce1">
            <text:p>29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Club.A1:Club.J5" table:name="Table1" table:display-filter-buttons="true">
          <table:sort>
            <table:sort-by table:field-number="0"/>
          </table:sort>
        </table:database-range>
        <table:database-range table:target-range-address="Group.A1:Group.B9" table:name="Table2" table:display-filter-buttons="true"/>
        <table:database-range table:target-range-address="Players.A1:Players.F41" table:name="Table3" table:display-filter-buttons="true"/>
        <table:database-range table:target-range-address="Venues.A1:Venues.B4" table:name="Table4" table:display-filter-buttons="true"/>
        <table:database-range table:target-range-address="Fixtures.A1:Fixtures.F15" table:name="Table5" table:display-filter-buttons="true"/>
        <table:database-range table:target-range-address="Results.A1:Results.K15" table:name="Table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Nino Orton-Clarke</meta:initial-creator>
    <dc:creator>Nino Orton-Clarke</dc:creator>
    <meta:creation-date>2022-09-27T14:49:33Z</meta:creation-date>
    <dc:date>2022-09-29T15:01:14Z</dc:date>
  </office:meta>
</office:document-meta>
</file>